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nsolas1" svg:font-family="Consolas" style:font-family-generic="roman"/>
    <style:font-face style:name="Lucida Console1" svg:font-family="'Lucida Console'" style:font-family-generic="roman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officeooo:paragraph-rsid="000e8acd" style:font-size-asian="11pt" style:font-size-complex="11pt"/>
    </style:style>
    <style:style style:name="P2" style:family="paragraph" style:parent-style-name="Standard" style:list-style-name="L1">
      <style:text-properties fo:font-size="11pt" officeooo:paragraph-rsid="000ed49e" style:font-size-asian="11pt" style:font-size-complex="11pt"/>
    </style:style>
    <style:style style:name="P3" style:family="paragraph" style:parent-style-name="Standard">
      <style:text-properties fo:font-size="11pt" officeooo:paragraph-rsid="000ed49e" style:font-size-asian="11pt" style:font-size-complex="11pt"/>
    </style:style>
    <style:style style:name="P4" style:family="paragraph" style:parent-style-name="Standard">
      <style:text-properties style:font-name="Times New Roman" fo:font-size="12pt" officeooo:paragraph-rsid="000e8acd" style:font-size-asian="12pt" style:font-size-complex="12pt"/>
    </style:style>
    <style:style style:name="P5" style:family="paragraph" style:parent-style-name="Standard" style:list-style-name="L1">
      <style:text-properties style:font-name="Times New Roman" fo:font-size="12pt" officeooo:paragraph-rsid="000ed49e" style:font-size-asian="12pt" style:font-size-complex="12pt"/>
    </style:style>
    <style:style style:name="P6" style:family="paragraph" style:parent-style-name="Standard" style:list-style-name="L1">
      <style:text-properties style:font-name="Times New Roman" fo:font-size="12pt" officeooo:paragraph-rsid="000e8acd" style:font-size-asian="12pt" style:font-size-complex="12pt"/>
    </style:style>
    <style:style style:name="P7" style:family="paragraph" style:parent-style-name="Standard" style:list-style-name="L1">
      <style:text-properties style:font-name="Times New Roman" fo:font-size="12pt" officeooo:paragraph-rsid="000fec64" style:font-size-asian="12pt" style:font-size-complex="12pt"/>
    </style:style>
    <style:style style:name="P8" style:family="paragraph" style:parent-style-name="Standard">
      <style:text-properties officeooo:paragraph-rsid="000ed49e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style:use-window-font-color="true" officeooo:paragraph-rsid="000cb069" fo:background-color="transparent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style:use-window-font-color="true" fo:font-size="11pt" officeooo:paragraph-rsid="000cb069" fo:background-color="transparent" style:font-size-asian="11pt" style:font-size-complex="11pt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style:use-window-font-color="true" fo:font-size="11pt" officeooo:paragraph-rsid="000ed49e" fo:background-color="transparent" style:font-size-asian="11pt" style:font-size-complex="11pt"/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style:use-window-font-color="true" fo:font-size="11pt" fo:font-weight="bold" officeooo:paragraph-rsid="000cb069" fo:background-color="transparent" style:font-size-asian="11pt" style:font-weight-asian="bold" style:font-size-complex="11pt" style:font-weight-complex="bold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1pt" fo:font-weight="bold" officeooo:paragraph-rsid="000ed49e" fo:background-color="transparent" style:font-size-asian="11pt" style:font-weight-asian="bold" style:font-size-complex="11pt" style:font-weight-complex="bold"/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fo:font-size="11pt" officeooo:paragraph-rsid="000cb069" style:font-size-asian="11pt" style:font-size-complex="11pt"/>
    </style:style>
    <style:style style:name="P15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0cb069"/>
    </style:style>
    <style:style style:name="T2" style:family="text">
      <style:text-properties style:font-name="Consolas1" officeooo:rsid="000cb069"/>
    </style:style>
    <style:style style:name="T3" style:family="text">
      <style:text-properties style:font-name="Consolas1" officeooo:rsid="000e8acd"/>
    </style:style>
    <style:style style:name="T4" style:family="text">
      <style:text-properties style:font-name="Consolas1" fo:font-size="11pt" officeooo:rsid="000cb069" style:font-size-asian="11pt" style:font-size-complex="11pt"/>
    </style:style>
    <style:style style:name="T5" style:family="text">
      <style:text-properties style:font-name="Consolas1" fo:font-weight="bold" officeooo:rsid="000cb069" style:font-weight-asian="bold" style:font-weight-complex="bold"/>
    </style:style>
    <style:style style:name="T6" style:family="text">
      <style:text-properties style:font-name="Consolas1" fo:font-weight="bold" officeooo:rsid="000ed49e" style:font-weight-asian="bold" style:font-weight-complex="bold"/>
    </style:style>
    <style:style style:name="T7" style:family="text">
      <style:text-properties style:font-name="Consolas1" officeooo:rsid="000ed49e"/>
    </style:style>
    <style:style style:name="T8" style:family="text">
      <style:text-properties fo:color="#000000" style:font-name="Consolas1" fo:font-size="10pt" fo:language="et" fo:country="EE" officeooo:rsid="000ed49e" style:font-size-asian="10pt"/>
    </style:style>
    <style:style style:name="T9" style:family="text">
      <style:text-properties fo:color="#000000" style:font-name="Consolas1" officeooo:rsid="000cb069"/>
    </style:style>
    <style:style style:name="T10" style:family="text">
      <style:text-properties style:use-window-font-color="true" style:font-name="Consolas1" officeooo:rsid="000cb069" fo:background-color="transparent"/>
    </style:style>
    <style:style style:name="T11" style:family="text">
      <style:text-properties style:use-window-font-color="true" style:font-name="Consolas1" fo:font-weight="bold" officeooo:rsid="000cb069" fo:background-color="transparent" style:font-weight-asian="bold" style:font-weight-complex="bold"/>
    </style:style>
    <style:style style:name="T12" style:family="text">
      <style:text-properties officeooo:rsid="000e8acd"/>
    </style:style>
    <style:style style:name="T13" style:family="text">
      <style:text-properties style:font-name="Lucida Console1" fo:language="et" fo:country="EE" officeooo:rsid="000e8acd"/>
    </style:style>
    <style:style style:name="T14" style:family="text">
      <style:text-properties fo:language="et" fo:country="EE" officeooo:rsid="000e8acd"/>
    </style:style>
    <style:style style:name="T15" style:family="text">
      <style:text-properties fo:language="et" fo:country="EE" officeooo:rsid="000ed49e"/>
    </style:style>
    <style:style style:name="T16" style:family="text">
      <style:text-properties fo:language="et" fo:country="EE" fo:font-style="italic" officeooo:rsid="000e8acd" style:font-style-asian="italic" style:font-style-complex="italic"/>
    </style:style>
    <style:style style:name="T17" style:family="text">
      <style:text-properties style:font-name="Courier New" officeooo:rsid="000cb069"/>
    </style:style>
    <style:style style:name="T18" style:family="text">
      <style:text-properties style:font-name="Courier New" fo:language="et" fo:country="EE" officeooo:rsid="000e8acd"/>
    </style:style>
    <style:style style:name="T19" style:family="text">
      <style:text-properties style:font-name="Courier New" fo:language="et" fo:country="EE" officeooo:rsid="000ed49e"/>
    </style:style>
    <style:style style:name="T20" style:family="text">
      <style:text-properties fo:font-size="12pt" officeooo:rsid="000e8acd" style:font-size-asian="12pt" style:font-size-complex="12pt"/>
    </style:style>
    <style:style style:name="T21" style:family="text">
      <style:text-properties fo:font-size="11pt" officeooo:rsid="000cb069" style:font-size-asian="11pt" style:font-size-complex="11pt"/>
    </style:style>
    <style:style style:name="T22" style:family="text">
      <style:text-properties fo:font-size="11pt" officeooo:rsid="000e8acd" style:font-size-asian="11pt" style:font-size-complex="11pt"/>
    </style:style>
    <style:style style:name="T23" style:family="text">
      <style:text-properties fo:font-size="11pt" fo:font-weight="bold" officeooo:rsid="000cb069" style:font-size-asian="11pt" style:font-weight-asian="bold" style:font-size-complex="11pt" style:font-weight-complex="bold"/>
    </style:style>
    <style:style style:name="T24" style:family="text">
      <style:text-properties fo:font-weight="bold" officeooo:rsid="000e8acd" style:font-weight-asian="bold" style:font-weight-complex="bold"/>
    </style:style>
    <style:style style:name="T25" style:family="text">
      <style:text-properties officeooo:rsid="000ed49e"/>
    </style:style>
    <style:style style:name="T26" style:family="text">
      <style:text-properties style:font-name="Times New Roman" fo:font-size="12pt" officeooo:rsid="000e8acd" style:font-size-asian="12pt" style:font-size-complex="12pt"/>
    </style:style>
    <style:style style:name="T27" style:family="text">
      <style:text-properties style:font-name="Times New Roman" fo:font-size="12pt" officeooo:rsid="000ed49e" style:font-size-asian="12pt" style:font-size-complex="12pt"/>
    </style:style>
    <style:style style:name="T28" style:family="text">
      <style:text-properties style:font-name="Times New Roman" fo:font-size="12pt" fo:language="et" fo:country="EE" officeooo:rsid="000ed49e" style:font-size-asian="12pt" style:font-size-complex="12pt"/>
    </style:style>
    <style:style style:name="T29" style:family="text">
      <style:text-properties officeooo:rsid="000fec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span text:style-name="T1">Autentimine:</text:span></text:h>
      <text:p text:style-name="P11"><text:span text:style-name="T6">Java kood failis test.main.AllTests</text:span></text:p>
      <text:p text:style-name="P9"><text:span text:style-name="T23">Aadress</text:span><text:span text:style-name="T21">: </text:span><text:a xlink:type="simple" xlink:href="http://homerouter.cpe/index/login.cgi"><text:span text:style-name="T4">http://homerouter.cpe/index/login.cgi</text:span></text:a></text:p>
      <text:p text:style-name="P10"><text:span text:style-name="T5">Username</text:span><text:span text:style-name="T2">: </text:span><text:span text:style-name="T7">admin</text:span></text:p>
      <text:p text:style-name="P14"><text:span text:style-name="T11">Password</text:span><text:span text:style-name="T10">: Näiteks: </text:span><text:span text:style-name="T9">lw1xwsUIbILuyeIpqdQO0hXIEsxpGRMVJ8ZR6w5alHAVC3AEPaPNUArlSbREEgHI2ytCLamOJ/Kd7Ryi3QgMQIfUdyvCmn6ofJVrBBpYSCEd4CpizWNjw5Mat6C2YmfdNu0z9o67FxMCVrU9TQTytVPuWJX+CAu0VbSJrCcXKoY=</text:span></text:p>
      <text:p text:style-name="P10"><text:span text:style-name="T2"/></text:p>
      <text:p text:style-name="P10"><text:span text:style-name="T2">Saadav Javas </text:span><text:span text:style-name="T3">funktsiooniga tool.encrypt(„</text:span><text:span text:style-name="T7">Loksa9Sms“</text:span><text:span text:style-name="T3">);</text:span></text:p>
      <text:p text:style-name="P10"><text:span text:style-name="T3"/></text:p>
      <text:p text:style-name="P12"><text:span text:style-name="T3">Java-osale vastav</text:span><text:span text:style-name="T2"> JS kood:</text:span></text:p>
      <text:p text:style-name="P10"><text:span text:style-name="T2"><text:tab/></text:span><text:span text:style-name="T17">var date = new Date();<text:line-break/><text:tab/>date.setTime(date.getTime()+(365*24*60*60*1000));<text:line-break/><text:tab/>var expires = "; expires="+date.toGMTString();<text:line-break/><text:tab/>var lantype = getSelectVal('Language');<text:line-break/><text:tab/>var cookie = "Language="+lantype+ expires + "; path=/";<text:line-break/><text:tab/>document.cookie = cookie;<text:line-break/><text:tab/><text:line-break/><text:tab/>var form = new WebSubmitForm();<text:line-break/><text:tab/>form.setAction('/index/login.cgi');<text:line-break/><text:tab/>form.addParameter('Username', username);<text:line-break/><text:tab/>form.addParameter('Password', MyRSAEncryptB64(password));<text:line-break/><text:tab/>form.submit();</text:span></text:p>
      <text:p text:style-name="P10"><text:span text:style-name="T17"/></text:p>
      <text:p text:style-name="P13"><text:span text:style-name="T25">Probleemid:</text:span></text:p>
      <text:p text:style-name="P8"><text:span text:style-name="T26">Õige vastuse puhul peaks olema vastuse headeris nt:</text:span><text:span text:style-name="T22"> </text:span></text:p>
      <text:p text:style-name="P3"><text:span text:style-name="T13">Set-Cookie: SessionID_R3=1859561272; path=/</text:span></text:p>
      <text:p text:style-name="P3"><text:span text:style-name="T13"/></text:p>
      <text:p text:style-name="P3"><text:span text:style-name="T20">Ja sisus:</text:span><text:span text:style-name="T12"> </text:span></text:p>
      <text:p text:style-name="P3"><text:span text:style-name="T18">var pageName = '/html/status/overview.asp';</text:span></text:p>
      <text:p text:style-name="P3"><text:span text:style-name="T18"/></text:p>
      <text:p text:style-name="P3"><text:span text:style-name="T28">Kuigi wiresharki logis on hoopis:</text:span><text:span text:style-name="T19"> </text:span></text:p>
      <text:p text:style-name="P3"><text:span text:style-name="T18">var pageName = '/html/management/account.asp?initpwd=yes';</text:span></text:p>
      <text:p text:style-name="P1"><text:span text:style-name="T13"/></text:p>
      <text:p text:style-name="P8"><text:span text:style-name="T28">Mul on vastuses </text:span><text:span text:style-name="T8">var pageName = '/';</text:span></text:p>
      <text:p text:style-name="P4"><text:span text:style-name="T14">Minu vastuses </text:span><text:span text:style-name="T16">Set-cookie</text:span><text:span text:style-name="T14"> väli nähtavasti puudub, aga kui </text:span><text:span text:style-name="T15">J</text:span><text:span text:style-name="T14">avas küsida </text:span><text:span text:style-name="T16">response.getCookies()</text:span><text:span text:style-name="T14">, siis antakse tagasi mu oma saadetud cookied (vb corni kiiks vms).</text:span></text:p>
      <text:p text:style-name="P4"><text:span text:style-name="T12"/></text:p>
      <text:p text:style-name="P4"><text:span text:style-name="T24">Potentsiaalsed kahtlased kohad:</text:span><text:span text:style-name="T12"> </text:span></text:p>
      <text:list xml:id="list5882601972134502777" text:style-name="L1">
        <text:list-item>
          <text:p text:style-name="P5"><text:span text:style-name="T25">Default väljad, mis JavaScripti koodi pole vaja panna, aga requestis on olemas. Nt headeris referer=http://homerouter.spe/</text:span></text:p>
        </text:list-item>
        <text:list-item>
          <text:p text:style-name="P6"><text:span text:style-name="T29">Autentimine form.putFieldValue vs form.setCredentials ja nende kasutamine. Dokumentatsioon kasin.</text:span></text:p>
        </text:list-item>
        <text:list-item>
          <text:p text:style-name="P6"><text:span text:style-name="T12">Kus requesti osas mingit infot täpselt saadetakse</text:span></text:p>
        </text:list-item>
        <text:list-item>
          <text:p text:style-name="P6"><text:span text:style-name="T12">Requestile asjade külgepanemise täpne järjekord.</text:span></text:p>
        </text:list-item>
        <text:list-item>
          <text:p text:style-name="P5"><text:span text:style-name="T25">Automaatse URL-kodeeringu puudumine mingis punktis? <text:s/>- Passwordi puhul ei tundunud vajalik olema ise kodeerida, aga URLEncoder.encode meetod on selleks Javas olemas ja töötab.</text:span></text:p>
        </text:list-item>
        <text:list-item>
          <text:p text:style-name="P7"><text:span text:style-name="T29">Kas domain on cookies õigesti kaasa antud ja kas seda saab fiddleri vms asjaga üldse kontrollida</text:span></text:p>
        </text:list-item>
        <text:list-item>
          <text:p text:style-name="P7"><text:span text:style-name="T29">Cookie täpne süntaks ja parameetrite järjekord selles: kõigepealt kasutajapoolsed ja alles siis </text:span><text:soft-page-break/><text:span text:style-name="T29">expires, domain ja path või midagi niisugust.</text:span></text:p>
          <text:p text:style-name="P7"><text:span text:style-name="T29"/></text:p>
          <text:p text:style-name="P2"><text:span text:style-name="T25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nsolas1" svg:font-family="Consolas" style:font-family-generic="roman"/>
    <style:font-face style:name="Lucida Console1" svg:font-family="'Lucida Console'" style:font-family-generic="roman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t" fo:country="E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t" fo:country="E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line-height="150%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1T02:57:44.55</meta:creation-date>
    <dc:date>2013-07-21T04:01:59.95</dc:date>
    <meta:editing-duration>PT3M12S</meta:editing-duration>
    <meta:editing-cycles>1</meta:editing-cycles>
    <meta:document-statistic meta:table-count="0" meta:image-count="0" meta:object-count="0" meta:page-count="2" meta:paragraph-count="27" meta:word-count="219" meta:character-count="2027" meta:non-whitespace-character-count="1824"/>
    <meta:generator>LibreOffice/4.0.2.2$Windows_x86 LibreOffice_project/4c82dcdd6efcd48b1d8bba66bfe1989deee49c3</meta:generator>
  </office:meta>
</office:document-meta>
</file>